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setting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  <style:paragraph-properties style:writing-mode="lr-tb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Pizza Day Fun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>By</text:p>
            <text:p>Peter Darien Fox</text:p>
            <text:p/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>
          <draw:text-box/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1">This page intentionally left blan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 text:style-name="P3"><text:span text:style-name="T1">What’s a Preso without a table or two?</text:span></text:p>
          </draw:text-box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5" draw:layer="layout" svg:width="7.6cm" svg:height="6cm" svg:x="3.2cm" svg:y="6cm">
          <text:p text:style-name="P4">Lets<text:tab/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cm" svg:x="10.2cm" svg:y="6cm">
          <text:p text:style-name="P4">Ge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7.304cm" svg:y="6cm">
          <text:p text:style-name="P4">Moving!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 text:style-name="P1">The obligatory graph to prove point.</text:p>
          </draw:text-box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9-19T17:13:55.803175610</meta:creation-date>
    <meta:editing-duration>PT10M38S</meta:editing-duration>
    <meta:editing-cycles>6</meta:editing-cycles>
    <meta:generator>LibreOffice/7.0.1.2$OpenBSD_X86_64 LibreOffice_project/00$Build-2</meta:generator>
    <dc:title>Classy Red</dc:title>
    <meta:initial-creator>Ian Darwin</meta:initial-creator>
    <dc:date>2020-09-19T20:11:05.750652944</dc:date>
    <dc:creator>Ian Darwin</dc:creator>
    <meta:document-statistic meta:object-count="59"/>
  </office:meta>
</office:document-meta>
</file>

<file path=Object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</office:meta>
</office:document-meta>
</file>

<file path=Object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